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68cm" fo:min-width="0.118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734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a933" draw:fill-color="#dde8cb" draw:textarea-horizontal-align="justify" draw:textarea-vertical-align="middle" draw:auto-grow-height="false" fo:min-height="3.617cm" fo:min-width="16.343cm"/>
    </style:style>
    <style:style style:name="gr6" style:family="graphic" style:parent-style-name="standard">
      <style:graphic-properties svg:stroke-color="#ff8000" draw:fill-color="#ffdbb6" draw:textarea-horizontal-align="justify" draw:textarea-vertical-align="middle" draw:auto-grow-height="false" fo:min-height="5.568cm" fo:min-width="16.343cm"/>
    </style:style>
    <style:style style:name="gr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015cm" fo:min-width="2.421cm"/>
      <style:paragraph-properties style:writing-mode="lr-tb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9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678cm" fo:min-width="1.64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314cm"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0.494cm" fo:min-width="1.2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9cm"/>
      <style:paragraph-properties style:writing-mode="lr-tb"/>
    </style:style>
    <style:style style:name="gr18" style:family="graphic" style:parent-style-name="objectwithoutfill">
      <style:graphic-properties svg:stroke-color="#ff00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8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7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"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" fo:font-size="10pt" style:font-size-asian="10pt" style:font-size-complex="10pt"/>
    </style:style>
    <style:style style:name="P3" style:family="paragraph">
      <style:paragraph-properties fo:text-align="center" style:writing-mode="lr-tb"/>
      <style:text-properties fo:color="#000000" loext:opacity="100%" style:font-name="Times" fo:font-size="11pt" style:font-size-asian="11pt" style:font-size-complex="11pt"/>
    </style:style>
    <style:style style:name="P4" style:family="paragraph">
      <loext:graphic-properties draw:fill-color="#ffffff"/>
      <style:paragraph-properties fo:text-align="center" style:writing-mode="lr-tb"/>
      <style:text-properties fo:color="#000000" loext:opacity="100%" style:font-name="Times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dde8cb"/>
      <style:paragraph-properties fo:text-align="center"/>
    </style:style>
    <style:style style:name="P8" style:family="paragraph">
      <loext:graphic-properties draw:fill-color="#ffdbb6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style:text-properties style:font-name="Courier New" fo:font-size="7pt" style:font-size-asian="7pt" style:font-size-complex="7pt"/>
    </style:style>
    <style:style style:name="P12" style:family="paragraph">
      <loext:graphic-properties draw:fill="none" draw:fill-color="#ffffff"/>
      <style:text-properties style:font-name="Courier New" fo:font-size="7pt" style:font-size-asian="7pt" style:font-size-complex="7pt"/>
    </style:style>
    <style:style style:name="P13" style:family="paragraph">
      <style:text-properties fo:color="#ff8000" loext:opacity="100%" style:font-name="Times" fo:font-size="12pt" style:font-size-asian="12pt" style:font-size-complex="12pt"/>
    </style:style>
    <style:style style:name="P14" style:family="paragraph">
      <loext:graphic-properties draw:fill="none" draw:fill-color="#ffffff"/>
      <style:text-properties fo:color="#ff8000" loext:opacity="100%" style:font-name="Times" fo:font-size="12pt" style:font-size-asian="12pt" style:font-size-complex="12pt"/>
    </style:style>
    <style:style style:name="P15" style:family="paragraph">
      <style:text-properties fo:color="#158466" loext:opacity="100%" style:font-name="Times" fo:font-size="12pt" style:font-size-asian="12pt" style:font-size-complex="12pt"/>
    </style:style>
    <style:style style:name="P16" style:family="paragraph">
      <loext:graphic-properties draw:fill="none" draw:fill-color="#ffffff"/>
      <style:text-properties fo:color="#158466" loext:opacity="100%" style:font-name="Times" fo:font-size="12pt" style:font-size-asian="12pt" style:font-size-complex="12pt"/>
    </style:style>
    <style:style style:name="P17" style:family="paragraph"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Times" fo:font-size="8pt" style:font-size-asian="8pt" style:font-size-complex="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  <style:text-properties fo:color="#000000" loext:opacity="100%" style:font-name="Times" fo:font-size="7pt" style:font-size-asian="7pt" style:font-size-complex="7pt"/>
    </style:style>
    <style:style style:name="P21" style:family="paragraph">
      <loext:graphic-properties draw:fill-color="#ffffff"/>
      <style:paragraph-properties fo:text-align="center" style:writing-mode="lr-tb"/>
      <style:text-properties fo:color="#000000" loext:opacity="100%" style:font-name="Times" fo:font-size="7pt" style:font-size-asian="7pt" style:font-size-complex="7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Times" fo:font-size="11pt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style:paragraph-properties style:writing-mode="lr-tb"/>
      <style:text-properties fo:font-size="16pt" style:font-size-asian="16pt" style:font-size-complex="16pt"/>
    </style:style>
    <style:style style:name="P27" style:family="paragraph">
      <style:paragraph-properties style:writing-mode="lr-tb"/>
      <style:text-properties fo:font-size="30pt" style:font-size-asian="30pt" style:font-size-complex="30pt"/>
    </style:style>
    <style:style style:name="P28" style:family="paragraph">
      <style:paragraph-properties fo:margin-top="0.5cm" fo:margin-bottom="0cm"/>
    </style:style>
    <style:style style:name="T1" style:family="text">
      <style:text-properties style:font-name="Times" fo:font-size="10pt" style:font-size-asian="10pt" style:font-size-complex="10pt"/>
    </style:style>
    <style:style style:name="T2" style:family="text">
      <style:text-properties style:text-position="-8% 58%" style:font-name="Times" fo:font-size="10pt" style:font-size-asian="10pt" style:font-size-complex="10pt"/>
    </style:style>
    <style:style style:name="T3" style:family="text">
      <style:text-properties fo:color="#000000" loext:opacity="100%" style:font-name="Times" fo:font-size="11pt" style:font-size-asian="11pt" style:font-size-complex="11pt"/>
    </style:style>
    <style:style style:name="T4" style:family="text">
      <style:text-properties style:font-name="Times" fo:font-size="11pt" style:font-size-asian="11pt" style:font-size-complex="11pt"/>
    </style:style>
    <style:style style:name="T5" style:family="text">
      <style:text-properties style:font-name="Courier New" fo:font-size="7pt" style:font-size-asian="7pt" style:font-size-complex="7pt"/>
    </style:style>
    <style:style style:name="T6" style:family="text">
      <style:text-properties fo:color="#ff8000" loext:opacity="100%" style:font-name="Times" fo:font-size="12pt" style:font-size-asian="12pt" style:font-size-complex="12pt"/>
    </style:style>
    <style:style style:name="T7" style:family="text">
      <style:text-properties fo:color="#158466" loext:opacity="100%" style:font-name="Times" fo:font-size="12pt" style:font-size-asian="12pt" style:font-size-complex="12pt"/>
    </style:style>
    <style:style style:name="T8" style:family="text">
      <style:text-properties style:font-name="Times" fo:font-size="8pt" style:font-size-asian="8pt" style:font-size-complex="8pt"/>
    </style:style>
    <style:style style:name="T9" style:family="text">
      <style:text-properties fo:color="#000000" loext:opacity="100%" style:font-name="Times" fo:font-size="7pt" style:font-size-asian="7pt" style:font-size-complex="7pt"/>
    </style:style>
    <style:style style:name="T10" style:family="text">
      <style:text-properties fo:color="#000000" loext:opacity="100%" style:font-name="Times" fo:font-size="7pt" fo:font-weight="bold" style:font-size-asian="7pt" style:font-weight-asian="bold" style:font-size-complex="7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solid" style:text-line-through-type="singl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a933" loext:opacity="100%" style:text-outline="false" style:text-line-through-style="none" style:text-line-through-type="non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style:text-line-through-style="solid" style:text-line-through-type="single" style:font-name="Courier New"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solid" style:text-line-through-type="single" style:font-name="Courier New" fo:font-size="10pt" fo:font-style="normal" fo:text-shadow="none" style:text-underline-style="none" fo:font-weight="bold" style:letter-kerning="true" style:font-name-asian="PingFang SC" style:font-size-asian="10pt" style:font-style-asian="normal" style:font-weight-asian="bold" style:font-name-complex="Arial Unicode MS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style:font-name="Courier New" fo:font-size="16pt" style:font-size-asian="16pt" style:font-size-complex="16pt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style:font-name="Courier New1" fo:font-size="16pt" style:font-size-asian="16pt" style:font-size-complex="16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style:letter-kerning="true" fo:background-color="transparent" style:font-name-asian="PingFang SC" style:font-size-asian="16pt" style:font-style-asian="normal" style:font-name-complex="Arial Unicode MS" style:font-size-complex="16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style:letter-kerning="true" fo:background-color="transparent" style:font-name-asian="PingFang SC" style:font-size-asian="16pt" style:font-style-asian="normal" style:font-name-complex="Arial Unicode MS" style:font-size-complex="16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PingFang SC" style:font-size-asian="16pt" style:font-style-asian="normal" style:font-weight-asian="bold" style:font-name-complex="Arial Unicode MS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fo:background-color="transparent" style:font-name-asian="PingFang SC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14pt" fo:font-style="normal" fo:text-shadow="none" style:text-underline-style="none" style:letter-kerning="true" fo:background-color="transparent" style:font-name-asian="PingFang SC" style:font-size-asian="14pt" style:font-style-asian="normal" style:font-name-complex="Arial Unicode MS" style:font-size-complex="14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14pt" fo:font-style="normal" fo:text-shadow="none" style:text-underline-style="none" fo:font-weight="bold" style:letter-kerning="true" fo:background-color="transparent" style:font-name-asian="PingFang SC" style:font-size-asian="14pt" style:font-style-asian="normal" style:font-weight-asian="bold" style:font-name-complex="Arial Unicode MS" style:font-size-complex="14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" fo:font-size="14pt" fo:font-style="normal" fo:text-shadow="none" style:text-underline-style="none" fo:font-weight="normal" style:letter-kerning="true" fo:background-color="transparent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0.874cm" svg:height="0.874cm" svg:x="4.916cm" svg:y="4.864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4cm" svg:height="0.874cm" svg:x="4.917cm" svg:y="6.534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34cm" svg:height="1.2cm" svg:x="6.546cm" svg:y="5.542cm">
          <text:p text:style-name="P3"><text:span text:style-name="T3">High-Recall </text:span><text:span text:style-name="T3"><text:line-break/></text:span><text:span text:style-name="T3">Match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9cm" svg:y1="5.477cm" svg:x2="6.546cm" svg:y2="5.868cm">
          <text:p/>
        </draw:line>
        <draw:line draw:style-name="gr3" draw:text-style-name="P5" draw:layer="layout" svg:x1="5.791cm" svg:y1="6.82cm" svg:x2="6.546cm" svg:y2="6.403cm">
          <text:p/>
        </draw:line>
        <draw:custom-shape draw:style-name="gr2" draw:text-style-name="P4" draw:layer="layout" svg:width="3.234cm" svg:height="1.2cm" svg:x="10.471cm" svg:y="5.555cm">
          <text:p text:style-name="P3"><text:span text:style-name="T3">Transformers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9.78cm" svg:y1="6.155cm" svg:x2="10.471cm" svg:y2="6.155cm">
          <text:p/>
        </draw:line>
        <draw:line draw:style-name="gr3" draw:text-style-name="P5" draw:layer="layout" svg:x1="13.705cm" svg:y1="6.168cm" svg:x2="14.396cm" svg:y2="6.168cm">
          <text:p/>
        </draw:line>
        <draw:custom-shape draw:style-name="gr2" draw:text-style-name="P4" draw:layer="layout" svg:width="3.234cm" svg:height="1.2cm" svg:x="14.409cm" svg:y="5.568cm">
          <text:p text:style-name="P3"><text:span text:style-name="T3">Post-Processing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7.643cm" svg:y1="6.142cm" svg:x2="18.334cm" svg:y2="6.142cm">
          <text:p/>
        </draw:line>
        <draw:custom-shape draw:style-name="gr1" draw:text-style-name="P2" draw:layer="layout" svg:width="0.874cm" svg:height="0.874cm" svg:x="18.347cm" svg:y="5.72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7" draw:layer="layout" svg:width="16.843cm" svg:height="3.867cm" svg:x="6.963cm" svg:y="9.0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6.843cm" svg:height="5.818cm" svg:x="6.946cm" svg:y="1.7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74cm" svg:height="0.874cm" svg:x="5.191cm" svg:y="7.916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874cm" svg:height="0.874cm" svg:x="5.192cm" svg:y="9.586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3.234cm" svg:height="1.2cm" svg:x="7.767cm" svg:y="11.028cm">
          <text:p text:style-name="P3"><text:span text:style-name="T3">High-Recall </text:span><text:span text:style-name="T3"><text:line-break/></text:span><text:span text:style-name="T3">Match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066cm" svg:y1="9.97cm" svg:x2="7.766cm" svg:y2="11.707cm">
          <text:p/>
        </draw:line>
        <draw:custom-shape draw:style-name="gr2" draw:text-style-name="P4" draw:layer="layout" svg:width="3.234cm" svg:height="1.2cm" svg:x="11.692cm" svg:y="11.041cm">
          <text:p text:style-name="P3"><text:span text:style-name="T3">Transformers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001cm" svg:y1="11.641cm" svg:x2="11.692cm" svg:y2="11.641cm">
          <text:p/>
        </draw:line>
        <draw:line draw:style-name="gr3" draw:text-style-name="P5" draw:layer="layout" svg:x1="14.926cm" svg:y1="11.654cm" svg:x2="15.617cm" svg:y2="11.654cm">
          <text:p/>
        </draw:line>
        <draw:custom-shape draw:style-name="gr2" draw:text-style-name="P4" draw:layer="layout" svg:width="3.234cm" svg:height="1.2cm" svg:x="15.63cm" svg:y="11.054cm">
          <text:p text:style-name="P3"><text:span text:style-name="T3">Post-Processing</text:span><text:span text:style-name="T3"><text:line-break/></text:span><text:span text:style-name="T3">Filt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864cm" svg:y1="11.628cm" svg:x2="19.555cm" svg:y2="11.628cm">
          <text:p/>
        </draw:line>
        <draw:custom-shape draw:style-name="gr1" draw:text-style-name="P2" draw:layer="layout" svg:width="0.874cm" svg:height="0.874cm" svg:x="19.568cm" svg:y="11.21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92cm" svg:height="2.022cm" svg:x="16.607cm" svg:y="2.059cm">
          <text:p text:style-name="P9"><text:span text:style-name="T4">🤗 </text:span><text:span text:style-name="T4">huggingface </text:span><text:span text:style-name="T4"><text:line-break/></text:span><text:span text:style-name="T4">libr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5" draw:layer="layout" svg:x1="18.151cm" svg:y1="4.081cm" svg:x2="18.151cm" svg:y2="5.877cm">
          <text:p/>
        </draw:line>
        <draw:custom-shape draw:style-name="gr2" draw:text-style-name="P4" draw:layer="layout" svg:width="3.234cm" svg:height="1.2cm" svg:x="16.491cm" svg:y="5.877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74cm" svg:height="0.874cm" svg:x="13.185cm" svg:y="3.9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draw:layer="layout" svg:width="3.234cm" svg:height="1.2cm" svg:x="7.695cm" svg:y="5.916cm">
          <text:p text:style-name="P3"><text:span text:style-name="T3">High-Recall </text:span><text:span text:style-name="T3"><text:line-break/></text:span><text:span text:style-name="T3">Matcher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065cm" svg:y1="8.27cm" svg:x2="7.766cm" svg:y2="11.707cm">
          <text:p/>
        </draw:line>
        <draw:line draw:style-name="gr3" draw:text-style-name="P5" draw:layer="layout" svg:x1="6.066cm" svg:y1="8.27cm" svg:x2="7.695cm" svg:y2="6.38cm">
          <text:p/>
        </draw:line>
        <draw:line draw:style-name="gr3" draw:text-style-name="P5" draw:layer="layout" svg:x1="6.066cm" svg:y1="9.97cm" svg:x2="7.695cm" svg:y2="6.38cm">
          <text:p/>
        </draw:line>
        <draw:line draw:style-name="gr8" draw:text-style-name="P5" draw:layer="layout" svg:x1="10.929cm" svg:y1="6.523cm" svg:x2="12.09cm" svg:y2="6.523cm">
          <text:p/>
        </draw:line>
        <draw:custom-shape draw:style-name="gr2" draw:text-style-name="P4" draw:layer="layout" svg:width="3.234cm" svg:height="1.2cm" svg:x="12.086cm" svg:y="5.876cm">
          <text:p text:style-name="P3"><text:span text:style-name="T3">AddNegatives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3.606cm" svg:y1="4.774cm" svg:x2="13.606cm" svg:y2="5.876cm">
          <text:p/>
        </draw:line>
        <draw:frame draw:style-name="gr9" draw:text-style-name="P12" draw:layer="layout" svg:width="2.041cm" svg:height="0.526cm" svg:x="13.599cm" svg:y="4.968cm">
          <draw:text-box>
            <text:p text:style-name="P11"><text:span text:style-name="T5">sample()</text:span></text:p>
          </draw:text-box>
        </draw:frame>
        <draw:line draw:style-name="gr8" draw:text-style-name="P5" draw:layer="layout" svg:x1="15.32cm" svg:y1="6.48cm" svg:x2="16.491cm" svg:y2="6.498cm">
          <text:p/>
        </draw:line>
        <draw:custom-shape draw:style-name="gr10" draw:text-style-name="P10" draw:layer="layout" svg:width="2.143cm" svg:height="1.484cm" svg:x="20.886cm" svg:y="5.73cm">
          <text:p text:style-name="P9"><text:span text:style-name="T4">Fine-tuned</text:span><text:span text:style-name="T4"><text:line-break/></text:span><text:span text:style-name="T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5" draw:layer="layout" svg:x1="19.725cm" svg:y1="6.502cm" svg:x2="20.896cm" svg:y2="6.52cm">
          <text:p/>
        </draw:line>
        <draw:line draw:style-name="gr8" draw:text-style-name="P5" draw:layer="layout" svg:x1="21.928cm" svg:y1="7.214cm" svg:x2="13.282cm" svg:y2="11.041cm">
          <text:p/>
        </draw:line>
        <draw:frame draw:style-name="gr11" draw:text-style-name="P14" draw:layer="layout" svg:width="2.614cm" svg:height="0.675cm" svg:x="21.928cm" svg:y="1.772cm">
          <draw:text-box>
            <text:p text:style-name="P13"><text:span text:style-name="T6">Training</text:span></text:p>
          </draw:text-box>
        </draw:frame>
        <draw:frame draw:style-name="gr11" draw:text-style-name="P16" draw:layer="layout" svg:width="2.614cm" svg:height="0.675cm" svg:x="21.42cm" svg:y="9.075cm">
          <draw:text-box>
            <text:p text:style-name="P15"><text:span text:style-name="T7">Applic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17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3" draw:text-style-name="P1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4" draw:layer="layout" svg:width="3.234cm" svg:height="1.2cm" svg:x="12.223cm" svg:y="2.208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27cm" svg:y1="2.793cm" svg:x2="12.223cm" svg:y2="2.793cm">
          <text:p/>
        </draw:line>
        <draw:custom-shape draw:style-name="gr1" draw:text-style-name="P2" draw:layer="layout" svg:width="0.874cm" svg:height="0.874cm" svg:x="7.388cm" svg:y="2.36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1.624cm" svg:height="1.19cm" svg:x="7.051cm" svg:y="3.334cm">
          <draw:text-box>
            <text:p><text:span text:style-name="T8">Positives and negatives</text:span></text:p>
          </draw:text-box>
        </draw:frame>
        <draw:custom-shape draw:style-name="gr2" draw:text-style-name="P4" draw:layer="layout" svg:width="3.234cm" svg:height="1.2cm" svg:x="12.04cm" svg:y="6.736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087cm" svg:y1="7.321cm" svg:x2="12.04cm" svg:y2="7.321cm">
          <text:p/>
        </draw:line>
        <draw:custom-shape draw:style-name="gr1" draw:text-style-name="P2" draw:layer="layout" svg:width="0.874cm" svg:height="0.874cm" svg:x="7.205cm" svg:y="6.89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8" draw:layer="layout" svg:width="1.624cm" svg:height="0.564cm" svg:x="6.868cm" svg:y="7.862cm">
          <draw:text-box>
            <text:p><text:span text:style-name="T8">Positives </text:span></text:p>
          </draw:text-box>
        </draw:frame>
        <draw:custom-shape draw:style-name="gr15" draw:text-style-name="P19" draw:layer="layout" svg:width="1.736cm" svg:height="0.743cm" svg:x="12.81cm" svg:y="6.18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6" draw:text-style-name="P18" draw:layer="layout" svg:width="1.857cm" svg:height="1.103cm" svg:x="12.985cm" svg:y="5.327cm">
          <draw:text-box>
            <text:p><text:span text:style-name="T8">Generate Negatives </text:span></text:p>
          </draw:text-box>
        </draw:frame>
        <draw:custom-shape draw:style-name="gr2" draw:text-style-name="P4" draw:layer="layout" svg:width="3.234cm" svg:height="1.2cm" svg:x="15.242cm" svg:y="9.887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.23cm" svg:y1="10.472cm" svg:x2="15.242cm" svg:y2="10.472cm">
          <text:p/>
        </draw:line>
        <draw:custom-shape draw:style-name="gr1" draw:text-style-name="P2" draw:layer="layout" svg:width="0.874cm" svg:height="0.874cm" svg:x="7.096cm" svg:y="10.009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8" draw:layer="layout" svg:width="1.624cm" svg:height="0.564cm" svg:x="6.759cm" svg:y="10.976cm">
          <draw:text-box>
            <text:p><text:span text:style-name="T8">Positives </text:span></text:p>
          </draw:text-box>
        </draw:frame>
        <draw:line draw:style-name="gr12" draw:text-style-name="P5" draw:layer="layout" svg:x1="7.97cm" svg:y1="10.459cm" svg:x2="9.982cm" svg:y2="10.459cm">
          <text:p/>
        </draw:line>
        <draw:custom-shape draw:style-name="gr2" draw:text-style-name="P21" draw:layer="layout" svg:width="3.234cm" svg:height="1.2cm" svg:x="9.996cm" svg:y="9.887cm">
          <text:p text:style-name="P20"><text:span text:style-name="T9">Negatives </text:span><text:span text:style-name="T9"><text:line-break/></text:span><text:span text:style-name="T9">Generator aka </text:span></text:p>
          <text:p text:style-name="P20"><text:span text:style-name="T10">TrainingAlignmentGenerator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.624cm" svg:height="1.19cm" svg:x="13.425cm" svg:y="10.472cm">
          <draw:text-box>
            <text:p><text:span text:style-name="T8">Positives and negatives</text:span></text:p>
          </draw:text-box>
        </draw:frame>
        <draw:custom-shape draw:style-name="gr2" draw:text-style-name="P4" draw:layer="layout" svg:width="3.234cm" svg:height="1.2cm" svg:x="15.218cm" svg:y="12.643cm">
          <text:p text:style-name="P3"><text:span text:style-name="T3">Transformers</text:span><text:span text:style-name="T3"><text:line-break/></text:span><text:span text:style-name="T3">FineTuner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.206cm" svg:y1="13.228cm" svg:x2="15.218cm" svg:y2="13.228cm">
          <text:p/>
        </draw:line>
        <draw:custom-shape draw:style-name="gr1" draw:text-style-name="P2" draw:layer="layout" svg:width="0.874cm" svg:height="0.874cm" svg:x="7.072cm" svg:y="12.76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1.624cm" svg:height="1.19cm" svg:x="6.735cm" svg:y="13.732cm">
          <draw:text-box>
            <text:p><text:span text:style-name="T8">Precise Previous</text:span><text:span text:style-name="T8"><text:line-break/></text:span><text:span text:style-name="T8">Matcher </text:span></text:p>
          </draw:text-box>
        </draw:frame>
        <draw:line draw:style-name="gr12" draw:text-style-name="P5" draw:layer="layout" svg:x1="7.946cm" svg:y1="13.215cm" svg:x2="9.958cm" svg:y2="13.215cm">
          <text:p/>
        </draw:line>
        <draw:custom-shape draw:style-name="gr2" draw:text-style-name="P4" draw:layer="layout" svg:width="3.234cm" svg:height="1.2cm" svg:x="9.972cm" svg:y="12.643cm">
          <text:p text:style-name="P22"><text:span text:style-name="T9">Negatives </text:span><text:span text:style-name="T9"><text:line-break/></text:span><text:span text:style-name="T9">Generator aka </text:span></text:p>
          <text:p text:style-name="P22"><text:span text:style-name="T10">TrainingAlignmentGenerator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.624cm" svg:height="1.19cm" svg:x="13.401cm" svg:y="13.228cm">
          <draw:text-box>
            <text:p><text:span text:style-name="T8">Positives and negatives</text:span></text:p>
          </draw:text-box>
        </draw:frame>
        <draw:frame draw:style-name="gr17" draw:text-style-name="P23" draw:layer="layout" svg:width="6.153cm" svg:height="3.009cm" svg:x="20.157cm" svg:y="10.67cm">
          <draw:text-box>
            <text:p><text:span text:style-name="T11">Negatives Generation Strategy</text:span></text:p>
            <text:p><text:span text:style-name="T12">(1) Implied 1-1 alignment with other Matcher</text:span></text:p>
            <text:p><text:span text:style-name="T12">(2) Shuffle (random picks from carthesian product)</text:span><text:span text:style-name="T12"><text:line-break/></text:span><text:span text:style-name="T12">(3) Logic</text:span></text:p>
            <text:p><text:span text:style-name="T12">(4) ...</text:span></text:p>
          </draw:text-box>
        </draw:frame>
        <draw:line draw:style-name="gr18" draw:text-style-name="P24" draw:layer="layout" svg:x1="6.436cm" svg:y1="5.55cm" svg:x2="16.268cm" svg:y2="8.012cm">
          <text:p/>
        </draw:line>
        <draw:line draw:style-name="gr18" draw:text-style-name="P24" draw:layer="layout" svg:x1="6.522cm" svg:y1="8.467cm" svg:x2="15.875cm" svg:y2="5.28cm">
          <text:p/>
        </draw:line>
        <draw:frame draw:style-name="gr19" draw:text-style-name="P23" draw:layer="layout" svg:width="6.153cm" svg:height="1.673cm" svg:x="2.154cm" svg:y="10.302cm">
          <draw:text-box>
            <text:p><text:span text:style-name="T11">Sampling from</text:span><text:span text:style-name="T11"><text:line-break/></text:span><text:span text:style-name="T11">Reference</text:span></text:p>
          </draw:text-box>
        </draw:frame>
        <draw:frame draw:style-name="gr19" draw:text-style-name="P23" draw:layer="layout" svg:width="6.153cm" svg:height="1.673cm" svg:x="2.094cm" svg:y="12.715cm">
          <draw:text-box>
            <text:p><text:span text:style-name="T11">Using a Precise</text:span><text:span text:style-name="T11"><text:line-break/></text:span><text:span text:style-name="T11">Matcher</text:span></text:p>
          </draw:text-box>
        </draw:frame>
        <draw:frame draw:style-name="gr20" draw:text-style-name="P23" draw:layer="layout" svg:width="6.153cm" svg:height="2.237cm" svg:x="19.961cm" svg:y="4.59cm">
          <draw:text-box>
            <text:p text:style-name="P25"><text:span text:style-name="T13">New Interface</text:span><text:span text:style-name="T13"><text:line-break/></text:span><text:span text:style-name="T14">TrainingAlignmentGenerator</text:span><text:span text:style-name="T15"><text:line-break/></text:span><text:span text:style-name="T16">AddNegatives</text:span><text:span text:style-name="T15"><text:line-break/></text:span><text:span text:style-name="T17">TrainingDataGenerator</text:span></text:p>
            <text:p text:style-name="P25"><text:span text:style-name="T17">TrainingGenerator</text:span></text:p>
          </draw:text-box>
        </draw:frame>
        <draw:frame draw:style-name="gr21" draw:text-style-name="P23" draw:layer="layout" svg:width="6.153cm" svg:height="3.025cm" svg:x="19.949cm" svg:y="7.015cm">
          <draw:text-box>
            <text:p text:style-name="P25"><text:span text:style-name="T13">No Postfix – use AddNegatives as Prefix e.g.:</text:span><text:span text:style-name="T13"><text:line-break/></text:span><text:span text:style-name="T13"/></text:p>
            <text:p text:style-name="P25"><text:span text:style-name="T16">AddNegativesViaMatcher</text:span><text:span text:style-name="T15"><text:line-break/></text:span><text:span text:style-name="T18">AddNegativesViaRandomDraw</text:span><text:span text:style-name="T18"><text:line-break/></text:span><text:span text:style-name="T18">AddNegativesByShuffling</text:span><text:span text:style-name="T15"><text:line-break/></text:span><text:span text:style-name="T16">AddNegativesRandoml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17" draw:layer="layout" svg:width="25.199cm" svg:height="2.629cm" svg:x="1.4cm" svg:y="0.628cm" presentation:class="title">
          <draw:text-box>
            <text:p>AddNegativesViaMatcher</text:p>
          </draw:text-box>
        </draw:frame>
        <draw:frame presentation:style-name="pr3" draw:text-style-name="P2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In: OtherMatcher, Correct Alignment</text:span></text:p>
              </text:list-item>
              <text:list-item>
                <text:p><text:span text:style-name="T19">Keep correct</text:span></text:p>
              </text:list-item>
              <text:list-item>
                <text:p><text:span text:style-name="T19">Add </text:span><text:span text:style-name="T20">INTERSECT(OtherMatcher.alignment, correctAlignment)</text:span><text:span text:style-name="T19"> as false (</text:span><text:span text:style-name="T20">INCOMPAT</text:span><text:span text:style-name="T19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27" draw:layer="layout" svg:width="25.199cm" svg:height="2.629cm" svg:x="1.4cm" svg:y="0.628cm" presentation:class="title" presentation:user-transformed="true">
          <draw:text-box>
            <text:p><text:span text:style-name="T21">AddNegativesRandomlyOneOneAssumption</text:span></text:p>
          </draw:text-box>
        </draw:frame>
        <draw:frame presentation:style-name="pr3" draw:text-style-name="P2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9">In: </text:span><text:span text:style-name="T22">correctAlignment</text:span><text:span text:style-name="T19">, </text:span><text:span text:style-name="T20">numberOfNegativesPerPositiveCorrespondence</text:span></text:p>
              </text:list-item>
              <text:list-item>
                <text:p><text:span text:style-name="T19">Keep correct</text:span></text:p>
              </text:list-item>
              <text:list-item>
                <text:p><text:span text:style-name="T23">Add <text:s/>as false (</text:span><text:span text:style-name="T24">INCOMPAT</text:span><text:span text:style-name="T23">):</text:span><text:span text:style-name="T23"><text:line-break/></text:span><text:span text:style-name="T23"><text:line-break/></text:span><text:span text:style-name="T25">FOR</text:span><text:span text:style-name="T24"> c </text:span><text:span text:style-name="T25">IN</text:span><text:span text:style-name="T26"> correctAlignment:</text:span><text:span text:style-name="T26"><text:line-break/></text:span><text:span text:style-name="T26"><text:tab/></text:span><text:span text:style-name="T25">DO</text:span><text:span text:style-name="T26"> numberOfNegativesPerPositiveCorrespondence</text:span><text:span text:style-name="T20"> </text:span><text:span text:style-name="T27">TIMES</text:span><text:span text:style-name="T20">:</text:span><text:span text:style-name="T20"><text:line-break/></text:span><text:span text:style-name="T20"><text:tab/></text:span><text:span text:style-name="T20"><text:tab/></text:span><text:span text:style-name="T27">ADD</text:span><text:span text:style-name="T20">(c.element1, randomEntity(ontology2), INCOMPAT)</text:span><text:span text:style-name="T20"><text:line-break/></text:span><text:span text:style-name="T20"><text:tab/></text:span><text:span text:style-name="T20"><text:tab/></text:span><text:span text:style-name="T27">ADD</text:span><text:span text:style-name="T20">(randomEntity(ontology1), c.element2, INCOMPAT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27" draw:layer="layout" svg:width="25.199cm" svg:height="2.629cm" svg:x="1.4cm" svg:y="0.628cm" presentation:class="title" presentation:user-transformed="true">
          <draw:text-box>
            <text:p><text:span text:style-name="T21">AddNegativesRandomlyAbsolute</text:span></text:p>
          </draw:text-box>
        </draw:frame>
        <draw:frame presentation:style-name="pr3" draw:text-style-name="P26" draw:layer="layout" svg:width="25.199cm" svg:height="9.134cm" svg:x="1.091cm" svg:y="3.924cm" presentation:class="outline" presentation:user-transformed="true">
          <draw:text-box>
            <text:list text:style-name="L2">
              <text:list-item>
                <text:p><text:span text:style-name="T19">In: optionally </text:span><text:span text:style-name="T20">correctAlignment</text:span><text:span text:style-name="T19">, </text:span><text:span text:style-name="T20">absoluteNegatives</text:span></text:p>
              </text:list-item>
              <text:list-item>
                <text:p><text:span text:style-name="T19">Keep correct</text:span></text:p>
              </text:list-item>
              <text:list-item>
                <text:p><text:span text:style-name="T19">Config boolean </text:span><text:span text:style-name="T20">isHomogenousAlignment</text:span></text:p>
              </text:list-item>
              <text:list-item>
                <text:p><text:span text:style-name="T23">Add <text:s/>as false (</text:span><text:span text:style-name="T24">INCOMPAT</text:span><text:span text:style-name="T23">):</text:span></text:p>
                <text:p><text:span text:style-name="T28"><text:line-break/></text:span><text:span text:style-name="T29">WHILE </text:span><text:span text:style-name="T30">negatives &lt; absoluteNegatives:</text:span><text:span text:style-name="T29"><text:line-break/></text:span><text:span text:style-name="T29"><text:tab/></text:span><text:span text:style-name="T29">ADD</text:span><text:span text:style-name="T30">(randomEntity(ontology1), randomEntity(ontology2), INCOMPAT</text:span><text:span text:style-name="T29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27" draw:layer="layout" svg:width="25.199cm" svg:height="2.629cm" svg:x="1.4cm" svg:y="0.628cm" presentation:class="title" presentation:user-transformed="true">
          <draw:text-box>
            <text:p><text:span text:style-name="T21">AddNegativesRandomlyShare</text:span></text:p>
          </draw:text-box>
        </draw:frame>
        <draw:frame presentation:style-name="pr3" draw:text-style-name="P26" draw:layer="layout" svg:width="25.199cm" svg:height="9.134cm" svg:x="1.218cm" svg:y="4.557cm" presentation:class="outline" presentation:user-transformed="true">
          <draw:text-box>
            <text:list text:style-name="L2">
              <text:list-item>
                <text:p><text:span text:style-name="T19">In: </text:span><text:span text:style-name="T20">correctAlignment</text:span><text:span text:style-name="T19">, </text:span><text:span text:style-name="T20">shareOfNegatives</text:span></text:p>
              </text:list-item>
              <text:list-item>
                <text:p><text:span text:style-name="T19">Keep correct</text:span></text:p>
              </text:list-item>
              <text:list-item>
                <text:p text:style-name="P28"><text:span text:style-name="T19">Config boolean </text:span><text:span text:style-name="T20">isHomogenousAlignment</text:span></text:p>
              </text:list-item>
              <text:list-item>
                <text:p><text:span text:style-name="T23">Add <text:s/>as false (</text:span><text:span text:style-name="T24">INCOMPAT</text:span><text:span text:style-name="T23">):</text:span><text:span text:style-name="T23"><text:line-break/></text:span><text:span text:style-name="T23"/></text:p>
                <text:p text:style-name="P28"><text:span text:style-name="T29">WHILE</text:span><text:span text:style-name="T30"> negatives/(negatives + correctAlignment.size()) &lt; shareOfNegatives</text:span><text:span text:style-name="T30"><text:line-break/></text:span><text:span text:style-name="T30"><text:tab/></text:span><text:span text:style-name="T29">ADD</text:span><text:span text:style-name="T30">(randomEntity(ontology1), randomEntity(ontology2), INCOMPAT</text:span><text:span text:style-name="T29">)</text:span></text:p>
                <text:p><text:span text:style-name="T28"/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22T14:46:51.889518084</meta:creation-date>
    <dc:date>2021-08-03T22:58:52.941733003</dc:date>
    <meta:editing-duration>PT2H5M45S</meta:editing-duration>
    <meta:editing-cycles>28</meta:editing-cycles>
    <meta:generator>LibreOffice/7.1.4.2$MacOSX_X86_64 LibreOffice_project/a529a4fab45b75fefc5b6226684193eb000654f6</meta:generator>
    <meta:document-statistic meta:object-count="119"/>
  </office:meta>
</office:document-meta>
</file>